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9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2-01-19_02-29-27_000.jpg</text:p>
          </table:table-cell>
          <table:table-cell table:style-name="ce12" office:value-type="string">
            <text:p>:m 記録 / お酒：飲んだ量</text:p>
          </table:table-cell>
          <table:table-cell table:style-name="ce19"/>
          <table:table-cell table:style-name="ce5"/>
          <table:table-cell table:style-name="ce5"/>
          <table:table-cell table:style-name="ce40" table:formula="of:=IF([.E2]=&quot;&quot;;[.C2];CONCATENATE([.C2];&quot; / &quot;;[.E2]))" office:value-type="string" office:string-value=":m 記録 / お酒：飲んだ量">
            <text:p>:m 記録 / お酒：飲んだ量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2-01-19_02-30-30_000.jpg</text:p>
          </table:table-cell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5"/>
          <table:table-cell table:style-name="ce5"/>
          <table:table-cell table:style-name="ce40" table:formula="of:=IF([.E3]=&quot;&quot;;[.C3];CONCATENATE([.C3];&quot; / &quot;;[.E3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2-01-19_02-30-36_000.jpg</text:p>
          </table:table-cell>
          <table:table-cell table:style-name="ce19" office:value-type="string">
            <text:p>:m :PHOTO 寝た時刻 / 2021</text:p>
          </table:table-cell>
          <table:table-cell table:style-name="ce19"/>
          <table:table-cell table:style-name="ce5"/>
          <table:table-cell table:style-name="ce5"/>
          <table:table-cell table:style-name="ce40" table:formula="of:=IF([.E4]=&quot;&quot;;[.C4];CONCATENATE([.C4];&quot; / &quot;;[.E4]))" office:value-type="string" office:string-value=":m :PHOTO 寝た時刻 / 2021">
            <text:p>:m :PHOTO 寝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2-01-19_07-47-24_000.jpg</text:p>
          </table:table-cell>
          <table:table-cell table:style-name="ce19" office:value-type="string">
            <text:p>:m :PHOTO 起きた時刻 / 2021</text:p>
          </table:table-cell>
          <table:table-cell table:style-name="ce19"/>
          <table:table-cell table:style-name="ce5"/>
          <table:table-cell table:style-name="ce5"/>
          <table:table-cell table:style-name="ce40" table:formula="of:=IF([.E5]=&quot;&quot;;[.C5];CONCATENATE([.C5];&quot; / &quot;;[.E5]))" office:value-type="string" office:string-value=":m :PHOTO 起きた時刻 / 2021">
            <text:p>:m :PHOTO 起き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2-01-19_07-47-36_000.jpg</text:p>
          </table:table-cell>
          <table:table-cell table:style-name="ce19" office:value-type="string">
            <text:p>:tome/ (lang=ja) / topic=お前の中に、埋まっているもの / content=まだまだ、埋まっているものがある。なのに、オナニーをするのか？</text:p>
          </table:table-cell>
          <table:table-cell table:style-name="ce19"/>
          <table:table-cell table:style-name="ce5"/>
          <table:table-cell table:style-name="ce5"/>
          <table:table-cell table:style-name="ce40" table:formula="of:=IF([.E6]=&quot;&quot;;[.C6];CONCATENATE([.C6];&quot; / &quot;;[.E6]))" office:value-type="string" office:string-value=":tome/ (lang=ja) / topic=お前の中に、埋まっているもの / content=まだまだ、埋まっているものがある。なのに、オナニーをするのか？">
            <text:p>:tome/ (lang=ja) / topic=お前の中に、埋まっているもの / content=まだまだ、埋まっているものがある。なのに、オナニーをするのか？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2-01-19_08-17-46_000.jpg</text:p>
          </table:table-cell>
          <table:table-cell table:style-name="ce19" office:value-type="string">
            <text:p><text:s/>:m 1-2*3 RES / JVEMV6 64#90_?? / 『日本古典文学大系　９５　折たく柴の記』 小高、松村、校注 / p.255 / w:三藐院[さんみゃくいん）；准后[じゅごう；一乗院；厳有院；三菩提院[みぼたいん,topic:~ / N~ </text:p>
          </table:table-cell>
          <table:table-cell table:style-name="ce21"/>
          <table:table-cell table:style-name="ce5"/>
          <table:table-cell table:style-name="ce5"/>
          <table:table-cell table:style-name="ce40" table:formula="of:=IF([.E7]=&quot;&quot;;[.C7];CONCATENATE([.C7];&quot; / &quot;;[.E7]))" office:value-type="string" office:string-value=" :m 1-2*3 RES / JVEMV6 64#90_?? / 『日本古典文学大系　９５　折たく柴の記』 小高、松村、校注 / p.255 / w:三藐院[さんみゃくいん）；准后[じゅごう；一乗院；厳有院；三菩提院[みぼたいん,topic:~ / N~ ">
            <text:p><text:s/>:m 1-2*3 RES / JVEMV6 64#90_?? / 『日本古典文学大系　９５　折たく柴の記』 小高、松村、校注 / p.255 / w:三藐院[さんみゃくいん）；准后[じゅごう；一乗院；厳有院；三菩提院[みぼたいん,topic:~ / N~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2022-01-19_08-18-09_000.jpg</text:p>
          </table:table-cell>
          <table:table-cell table:style-name="ce19" office:value-type="string">
            <text:p><text:s/>:m 3*3 RES / JVEMV6 64#90_?? / 『日本古典文学大系　９５　折たく柴の記』 小高、松村、校注 / p.255 / w:大乗院；松井兵部,topic:~ / N~ </text:p>
          </table:table-cell>
          <table:table-cell table:style-name="ce19"/>
          <table:table-cell table:style-name="ce5"/>
          <table:table-cell table:style-name="ce5"/>
          <table:table-cell table:style-name="ce40" table:formula="of:=IF([.E8]=&quot;&quot;;[.C8];CONCATENATE([.C8];&quot; / &quot;;[.E8]))" office:value-type="string" office:string-value=" :m 3*3 RES / JVEMV6 64#90_?? / 『日本古典文学大系　９５　折たく柴の記』 小高、松村、校注 / p.255 / w:大乗院；松井兵部,topic:~ / N~ ">
            <text:p><text:s/>:m 3*3 RES / JVEMV6 64#90_?? / 『日本古典文学大系　９５　折たく柴の記』 小高、松村、校注 / p.255 / w:大乗院；松井兵部,topic:~ / N~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 office:value-type="string">
            <text:p>2022-01-19_08-18-32_000.jpg</text:p>
          </table:table-cell>
          <table:table-cell table:style-name="ce19" office:value-type="string">
            <text:p>:m #*# RES / JVEMV6 64#140-7.3 / 『和田村操芝居不合書控』 / w=取都諸人～十七日後藤庄助 / p.~ / topic=~,other=~</text:p>
          </table:table-cell>
          <table:table-cell table:style-name="ce21"/>
          <table:table-cell table:style-name="ce5"/>
          <table:table-cell table:style-name="ce5"/>
          <table:table-cell table:style-name="ce40" table:formula="of:=IF([.E9]=&quot;&quot;;[.C9];CONCATENATE([.C9];&quot; / &quot;;[.E9]))" office:value-type="string" office:string-value=":m #*# RES / JVEMV6 64#140-7.3 / 『和田村操芝居不合書控』 / w=取都諸人～十七日後藤庄助 / p.~ / topic=~,other=~">
            <text:p>:m #*# RES / JVEMV6 64#140-7.3 / 『和田村操芝居不合書控』 / w=取都諸人～十七日後藤庄助 / p.~ / topic=~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 office:value-type="string">
            <text:p>2022-01-19_11-41-13_000.jpg</text:p>
          </table:table-cell>
          <table:table-cell table:style-name="ce19" office:value-type="string">
            <text:p>:m RES 1*1 / free# JVEMV6 68#_160:1 / 68. theoretical-physics(tp) / w=£(f^(n));,topics=微分方程式；ラプラス変換(eman),other=~,s=~,i=~,doc=r-9-1~10.14#3.2</text:p>
          </table:table-cell>
          <table:table-cell table:style-name="ce19"/>
          <table:table-cell table:style-name="ce5"/>
          <table:table-cell table:style-name="ce5"/>
          <table:table-cell table:style-name="ce40" table:formula="of:=IF([.E10]=&quot;&quot;;[.C10];CONCATENATE([.C10];&quot; / &quot;;[.E10]))" office:value-type="string" office:string-value=":m RES 1*1 / free# JVEMV6 68#_160:1 / 68. theoretical-physics(tp) / w=£(f^(n));,topics=微分方程式；ラプラス変換(eman),other=~,s=~,i=~,doc=r-9-1~10.14#3.2">
            <text:p>:m RES 1*1 / free# JVEMV6 68#_160:1 / 68. theoretical-physics(tp) / w=£(f^(n));,topics=微分方程式；ラプラス変換(eman),other=~,s=~,i=~,doc=r-9-1~10.14#3.2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 office:value-type="string">
            <text:p>2022-01-19_11-45-42_000.jpg</text:p>
          </table:table-cell>
          <table:table-cell table:style-name="ce19" office:value-type="string">
            <text:p><text:s/>:PHOTO 記録 / @自室 / what=消臭スプレー / for=トイレ用 / occasion=終了：使い切った </text:p>
          </table:table-cell>
          <table:table-cell table:style-name="ce19"/>
          <table:table-cell table:style-name="ce5"/>
          <table:table-cell table:style-name="ce5"/>
          <table:table-cell table:style-name="ce40" table:formula="of:=IF([.E11]=&quot;&quot;;[.C11];CONCATENATE([.C11];&quot; / &quot;;[.E11]))" office:value-type="string" office:string-value=" :PHOTO 記録 / @自室 / what=消臭スプレー / for=トイレ用 / occasion=終了：使い切った ">
            <text:p><text:s/>:PHOTO 記録 / @自室 / what=消臭スプレー / for=トイレ用 / occasion=終了：使い切った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 office:value-type="string">
            <text:p>2022-01-19_11-56-52_000.jpg</text:p>
          </table:table-cell>
          <table:table-cell table:style-name="ce19" office:value-type="string">
            <text:p><text:s/>:m 食べた物 </text:p>
          </table:table-cell>
          <table:table-cell table:style-name="ce20"/>
          <table:table-cell table:style-name="ce5"/>
          <table:table-cell table:style-name="ce5"/>
          <table:table-cell table:style-name="ce40" table:formula="of:=IF([.E12]=&quot;&quot;;[.C12];CONCATENATE([.C12];&quot; / &quot;;[.E12]))" office:value-type="string" office:string-value=" :m 食べた物 ">
            <text:p><text:s/>:m 食べた物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 office:value-type="string">
            <text:p>2022-01-19_16-08-10_000.jpg</text:p>
          </table:table-cell>
          <table:table-cell table:style-name="ce19" office:value-type="string">
            <text:p>:m RES 1*3 / free# JVEMV6 68#_160:2 / 68. theoretical-physics(tp) / w=(ψ=Acos2π(x/λ-ν/t)),topics=量子力学：物質波(eman),other=calc+,s=~,i=~,doc=r-9-2~1.2</text:p>
          </table:table-cell>
          <table:table-cell table:style-name="ce21"/>
          <table:table-cell table:style-name="ce5"/>
          <table:table-cell table:style-name="ce5"/>
          <table:table-cell table:style-name="ce40" table:formula="of:=IF([.E13]=&quot;&quot;;[.C13];CONCATENATE([.C13];&quot; / &quot;;[.E13]))" office:value-type="string" office:string-value=":m RES 1*3 / free# JVEMV6 68#_160:2 / 68. theoretical-physics(tp) / w=(ψ=Acos2π(x/λ-ν/t)),topics=量子力学：物質波(eman),other=calc+,s=~,i=~,doc=r-9-2~1.2">
            <text:p>:m RES 1*3 / free# JVEMV6 68#_160:2 / 68. theoretical-physics(tp) / w=(ψ=Acos2π(x/λ-ν/t)),topics=量子力学：物質波(eman),other=calc+,s=~,i=~,doc=r-9-2~1.2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5" office:value-type="string">
            <text:p>2022-01-19_16-08-31_000.jpg</text:p>
          </table:table-cell>
          <table:table-cell table:style-name="ce19" office:value-type="string">
            <text:p>:m RES 2*3 / free# JVEMV6 68#_160:2 / 68. theoretical-physics(tp) / w=(∂ψ/∂x);(∂ψ/∂t),topics=量子力学：物質波(eman),other=calc+,s=~,i=~,doc=r-9-2~1.2#2.2</text:p>
          </table:table-cell>
          <table:table-cell table:style-name="ce21"/>
          <table:table-cell table:style-name="ce5"/>
          <table:table-cell table:style-name="ce5"/>
          <table:table-cell table:style-name="ce40" table:formula="of:=IF([.E14]=&quot;&quot;;[.C14];CONCATENATE([.C14];&quot; / &quot;;[.E14]))" office:value-type="string" office:string-value=":m RES 2*3 / free# JVEMV6 68#_160:2 / 68. theoretical-physics(tp) / w=(∂ψ/∂x);(∂ψ/∂t),topics=量子力学：物質波(eman),other=calc+,s=~,i=~,doc=r-9-2~1.2#2.2">
            <text:p>:m RES 2*3 / free# JVEMV6 68#_160:2 / 68. theoretical-physics(tp) / w=(∂ψ/∂x);(∂ψ/∂t),topics=量子力学：物質波(eman),other=calc+,s=~,i=~,doc=r-9-2~1.2#2.2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office:value-type="float" office:value="14">
            <text:p>14</text:p>
          </table:table-cell>
          <table:table-cell table:style-name="ce5" office:value-type="string">
            <text:p>2022-01-19_16-08-49_000.jpg</text:p>
          </table:table-cell>
          <table:table-cell table:style-name="ce19" office:value-type="string">
            <text:p>:m RES 3*3 / free# JVEMV6 68#_160:2 / 68. theoretical-physics(tp) / w=(∂^2ψ/∂x^2),topics=量子力学：物質波(eman),other=calc+,s=~,i=~,doc=r-9-2~1.2#2.2</text:p>
          </table:table-cell>
          <table:table-cell table:style-name="ce19"/>
          <table:table-cell table:style-name="ce5"/>
          <table:table-cell table:style-name="ce5"/>
          <table:table-cell table:style-name="ce40" table:formula="of:=IF([.E15]=&quot;&quot;;[.C15];CONCATENATE([.C15];&quot; / &quot;;[.E15]))" office:value-type="string" office:string-value=":m RES 3*3 / free# JVEMV6 68#_160:2 / 68. theoretical-physics(tp) / w=(∂^2ψ/∂x^2),topics=量子力学：物質波(eman),other=calc+,s=~,i=~,doc=r-9-2~1.2#2.2">
            <text:p>:m RES 3*3 / free# JVEMV6 68#_160:2 / 68. theoretical-physics(tp) / w=(∂^2ψ/∂x^2),topics=量子力学：物質波(eman),other=calc+,s=~,i=~,doc=r-9-2~1.2#2.2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2022-01-19_18-03-57_000.mp4</text:p>
          </table:table-cell>
          <table:table-cell table:style-name="ce19" office:value-type="string">
            <text:p>:VIDEO / @自室 / 記録 / jap.flute / 演奏、play / R=1 / genr=todays-melody,Re+,other=feeling:西洋風</text:p>
          </table:table-cell>
          <table:table-cell table:style-name="ce12"/>
          <table:table-cell table:style-name="ce5"/>
          <table:table-cell table:style-name="ce5"/>
          <table:table-cell table:style-name="ce40" table:formula="of:=IF([.E16]=&quot;&quot;;[.C16];CONCATENATE([.C16];&quot; / &quot;;[.E16]))" office:value-type="string" office:string-value=":VIDEO / @自室 / 記録 / jap.flute / 演奏、play / R=1 / genr=todays-melody,Re+,other=feeling:西洋風">
            <text:p>:VIDEO / @自室 / 記録 / jap.flute / 演奏、play / R=1 / genr=todays-melody,Re+,other=feeling:西洋風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 office:value-type="string">
            <text:p>2022-01-19_18-29-58_000.mp4</text:p>
          </table:table-cell>
          <table:table-cell table:style-name="ce20" office:value-type="string">
            <text:p>:VIDEO / @自室 / 記録 / jap.flute / 演奏、play / R=2 / genr=todays-melody,Re+,other=feeling:和風,file-id=2022-01-19_18-29-58_000.mp4</text:p>
          </table:table-cell>
          <table:table-cell table:style-name="ce19"/>
          <table:table-cell table:style-name="ce5"/>
          <table:table-cell table:style-name="ce5"/>
          <table:table-cell table:style-name="ce40" table:formula="of:=IF([.E17]=&quot;&quot;;[.C17];CONCATENATE([.C17];&quot; / &quot;;[.E17]))" office:value-type="string" office:string-value=":VIDEO / @自室 / 記録 / jap.flute / 演奏、play / R=2 / genr=todays-melody,Re+,other=feeling:和風,file-id=2022-01-19_18-29-58_000.mp4">
            <text:p>:VIDEO / @自室 / 記録 / jap.flute / 演奏、play / R=2 / genr=todays-melody,Re+,other=feeling:和風,file-id=2022-01-19_18-29-58_000.mp4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 office:value-type="string">
            <text:p>2022-01-19_18-31-38_000.mp4</text:p>
          </table:table-cell>
          <table:table-cell table:style-name="ce20" office:value-type="string">
            <text:p>:VIDEO / @自室 / 記録 / jap.flute / 演奏、play / R=3 / genr=todays-melody,Re+,other=feeling:和風,file-id=2022-01-19_18-29-58_000.mp4</text:p>
          </table:table-cell>
          <table:table-cell table:style-name="ce21"/>
          <table:table-cell table:style-name="ce5"/>
          <table:table-cell table:style-name="ce5"/>
          <table:table-cell table:style-name="ce40" table:formula="of:=IF([.E18]=&quot;&quot;;[.C18];CONCATENATE([.C18];&quot; / &quot;;[.E18]))" office:value-type="string" office:string-value=":VIDEO / @自室 / 記録 / jap.flute / 演奏、play / R=3 / genr=todays-melody,Re+,other=feeling:和風,file-id=2022-01-19_18-29-58_000.mp4">
            <text:p>:VIDEO / @自室 / 記録 / jap.flute / 演奏、play / R=3 / genr=todays-melody,Re+,other=feeling:和風,file-id=2022-01-19_18-29-58_000.mp4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 office:value-type="string">
            <text:p>2022-01-19_18-32-58_000.mp4</text:p>
          </table:table-cell>
          <table:table-cell table:style-name="ce20" office:value-type="string">
            <text:p>:VIDEO / @自室 / 記録 / jap.flute / 演奏、play / R=4 / genr=todays-melody,Re+,other=feeling:和風,file-id=~</text:p>
          </table:table-cell>
          <table:table-cell table:style-name="ce21"/>
          <table:table-cell table:style-name="ce5"/>
          <table:table-cell table:style-name="ce5"/>
          <table:table-cell table:style-name="ce40" table:formula="of:=IF([.E19]=&quot;&quot;;[.C19];CONCATENATE([.C19];&quot; / &quot;;[.E19]))" office:value-type="string" office:string-value=":VIDEO / @自室 / 記録 / jap.flute / 演奏、play / R=4 / genr=todays-melody,Re+,other=feeling:和風,file-id=~">
            <text:p>:VIDEO / @自室 / 記録 / jap.flute / 演奏、play / R=4 / genr=todays-melody,Re+,other=feeling:和風,file-id=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5" office:value-type="string">
            <text:p>2022-01-19_18-39-31_000.mp4</text:p>
          </table:table-cell>
          <table:table-cell table:style-name="ce20" office:value-type="string">
            <text:p>:VIDEO / @自室 / 記録 / jap.flute / 演奏、play / R=5 / genr=todays-melody,Re+,other=feeling:和風,file-id=~</text:p>
          </table:table-cell>
          <table:table-cell table:style-name="ce21"/>
          <table:table-cell table:style-name="ce5"/>
          <table:table-cell table:style-name="ce5"/>
          <table:table-cell table:style-name="ce40" table:formula="of:=IF([.E20]=&quot;&quot;;[.C20];CONCATENATE([.C20];&quot; / &quot;;[.E20]))" office:value-type="string" office:string-value=":VIDEO / @自室 / 記録 / jap.flute / 演奏、play / R=5 / genr=todays-melody,Re+,other=feeling:和風,file-id=~">
            <text:p>:VIDEO / @自室 / 記録 / jap.flute / 演奏、play / R=5 / genr=todays-melody,Re+,other=feeling:和風,file-id=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5" office:value-type="string">
            <text:p>2022-01-19_18-53-01_000.mp4</text:p>
          </table:table-cell>
          <table:table-cell table:style-name="ce20" office:value-type="string">
            <text:p>:VIDEO / @自室 / 記録 / jap.flute-bamboo / 演奏、play / R=1 / genr=todays-melody,Re+,other=feeling:和風</text:p>
          </table:table-cell>
          <table:table-cell table:style-name="ce21"/>
          <table:table-cell table:style-name="ce5"/>
          <table:table-cell table:style-name="ce5"/>
          <table:table-cell table:style-name="ce40" table:formula="of:=IF([.E21]=&quot;&quot;;[.C21];CONCATENATE([.C21];&quot; / &quot;;[.E21]))" office:value-type="string" office:string-value=":VIDEO / @自室 / 記録 / jap.flute-bamboo / 演奏、play / R=1 / genr=todays-melody,Re+,other=feeling:和風">
            <text:p>:VIDEO / @自室 / 記録 / jap.flute-bamboo / 演奏、play / R=1 / genr=todays-melody,Re+,other=feeling:和風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5" office:value-type="string">
            <text:p>2022-01-19_18-54-26_000.mp4</text:p>
          </table:table-cell>
          <table:table-cell table:style-name="ce20" office:value-type="string">
            <text:p>:VIDEO / @自室 / 記録 / jap.flute-bamboo / 演奏、play / R=2 / genr=todays-melody,Re+,other=feeling:和風,file-id=2022-01-19_18-54-26_000.mp4</text:p>
          </table:table-cell>
          <table:table-cell table:style-name="ce5"/>
          <table:table-cell table:style-name="ce5"/>
          <table:table-cell table:style-name="ce5"/>
          <table:table-cell table:style-name="ce40" table:formula="of:=IF([.E22]=&quot;&quot;;[.C22];CONCATENATE([.C22];&quot; / &quot;;[.E22]))" office:value-type="string" office:string-value=":VIDEO / @自室 / 記録 / jap.flute-bamboo / 演奏、play / R=2 / genr=todays-melody,Re+,other=feeling:和風,file-id=2022-01-19_18-54-26_000.mp4">
            <text:p>:VIDEO / @自室 / 記録 / jap.flute-bamboo / 演奏、play / R=2 / genr=todays-melody,Re+,other=feeling:和風,file-id=2022-01-19_18-54-26_000.mp4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5" office:value-type="string">
            <text:p>2022-01-19_18-55-59_000.mp4</text:p>
          </table:table-cell>
          <table:table-cell table:style-name="ce20" office:value-type="string">
            <text:p>:VIDEO / @自室 / 記録 / jap.flute-bamboo / 演奏、play / R=3 / genr=todays-melody,Re+,other=feeling:和風,file-id=2022-01-19_18-54-26_000.mp4</text:p>
          </table:table-cell>
          <table:table-cell table:style-name="ce5"/>
          <table:table-cell table:style-name="ce5"/>
          <table:table-cell table:style-name="ce5"/>
          <table:table-cell table:style-name="ce40" table:formula="of:=IF([.E23]=&quot;&quot;;[.C23];CONCATENATE([.C23];&quot; / &quot;;[.E23]))" office:value-type="string" office:string-value=":VIDEO / @自室 / 記録 / jap.flute-bamboo / 演奏、play / R=3 / genr=todays-melody,Re+,other=feeling:和風,file-id=2022-01-19_18-54-26_000.mp4">
            <text:p>:VIDEO / @自室 / 記録 / jap.flute-bamboo / 演奏、play / R=3 / genr=todays-melody,Re+,other=feeling:和風,file-id=2022-01-19_18-54-26_000.mp4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 office:value-type="string">
            <text:p>2022-01-19_18-59-55_000.mp4</text:p>
          </table:table-cell>
          <table:table-cell table:style-name="ce20" office:value-type="string">
            <text:p>:VIDEO / @自室 / 記録 / jap.flute-bamboo / 演奏、play / R=4 / genr=todays-melody,Re+,other=feeling:西洋風,file-id=~</text:p>
          </table:table-cell>
          <table:table-cell table:style-name="ce20"/>
          <table:table-cell table:style-name="ce5"/>
          <table:table-cell table:style-name="ce5"/>
          <table:table-cell table:style-name="ce40" table:formula="of:=IF([.E24]=&quot;&quot;;[.C24];CONCATENATE([.C24];&quot; / &quot;;[.E24]))" office:value-type="string" office:string-value=":VIDEO / @自室 / 記録 / jap.flute-bamboo / 演奏、play / R=4 / genr=todays-melody,Re+,other=feeling:西洋風,file-id=~">
            <text:p>:VIDEO / @自室 / 記録 / jap.flute-bamboo / 演奏、play / R=4 / genr=todays-melody,Re+,other=feeling:西洋風,file-id=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2"/>
          <table:table-cell table:style-name="ce5"/>
          <table:table-cell table:style-name="ce5"/>
          <table:table-cell table:style-name="ce40" table:formula="of:=IF([.E25]=&quot;&quot;;[.C25];CONCATENATE([.C25];&quot; / &quot;;[.E2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26]=&quot;&quot;;[.C26];CONCATENATE([.C26];&quot; / &quot;;[.E2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7]=&quot;&quot;;[.C27];CONCATENATE([.C27];&quot; / &quot;;[.E2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8]=&quot;&quot;;[.C28];CONCATENATE([.C28];&quot; / &quot;;[.E2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21"/>
          <table:table-cell table:style-name="ce5"/>
          <table:table-cell table:style-name="ce5"/>
          <table:table-cell table:style-name="ce40" table:formula="of:=IF([.E29]=&quot;&quot;;[.C29];CONCATENATE([.C29];&quot; / &quot;;[.E2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5"/>
          <table:table-cell table:style-name="ce5"/>
          <table:table-cell table:style-name="ce5"/>
          <table:table-cell table:style-name="ce40" table:formula="of:=IF([.E30]=&quot;&quot;;[.C30];CONCATENATE([.C30];&quot; / &quot;;[.E3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5"/>
          <table:table-cell table:style-name="ce5" table:formula="of:=[.F31]" office:value-type="string" office:string-value="N-35-35-34.780883 E-139-40-53.356933">
            <text:p>N-35-35-34.780883 E-139-40-53.356933</text:p>
          </table:table-cell>
          <table:table-cell table:style-name="ce5" office:value-type="string">
            <text:p>N-35-35-34.780883 E-139-40-53.356933</text:p>
          </table:table-cell>
          <table:table-cell table:style-name="ce40" table:formula="of:=IF([.E31]=&quot;&quot;;[.C31];CONCATENATE([.C31];&quot; / &quot;;[.E31]))" office:value-type="string" office:string-value=" / N-35-35-34.780883 E-139-40-53.356933">
            <text:p><text:s/>/ N-35-35-34.780883 E-139-40-53.356933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5"/>
          <table:table-cell table:style-name="ce5" table:formula="of:=[.F32]" office:value-type="string" office:string-value="N-35-35-34.794616 E-139-40-53.521728">
            <text:p>N-35-35-34.794616 E-139-40-53.521728</text:p>
          </table:table-cell>
          <table:table-cell table:style-name="ce5" office:value-type="string">
            <text:p>N-35-35-34.794616 E-139-40-53.521728</text:p>
          </table:table-cell>
          <table:table-cell table:style-name="ce40" table:formula="of:=IF([.E32]=&quot;&quot;;[.C32];CONCATENATE([.C32];&quot; / &quot;;[.E32]))" office:value-type="string" office:string-value=" / N-35-35-34.794616 E-139-40-53.521728">
            <text:p><text:s/>/ N-35-35-34.794616 E-139-40-53.52172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5"/>
          <table:table-cell table:style-name="ce5" table:formula="of:=[.F33]" office:value-type="string" office:string-value="N-35-35-34.794616 E-139-40-53.521728">
            <text:p>N-35-35-34.794616 E-139-40-53.521728</text:p>
          </table:table-cell>
          <table:table-cell table:style-name="ce5" office:value-type="string">
            <text:p>N-35-35-34.794616 E-139-40-53.521728</text:p>
          </table:table-cell>
          <table:table-cell table:style-name="ce40" table:formula="of:=IF([.E33]=&quot;&quot;;[.C33];CONCATENATE([.C33];&quot; / &quot;;[.E33]))" office:value-type="string" office:string-value=" / N-35-35-34.794616 E-139-40-53.521728">
            <text:p><text:s/>/ N-35-35-34.794616 E-139-40-53.52172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5"/>
          <table:table-cell table:style-name="ce5" table:formula="of:=[.F34]" office:value-type="string" office:string-value="N-35-35-34.794616 E-139-40-53.521728">
            <text:p>N-35-35-34.794616 E-139-40-53.521728</text:p>
          </table:table-cell>
          <table:table-cell table:style-name="ce5" office:value-type="string">
            <text:p>N-35-35-34.794616 E-139-40-53.521728</text:p>
          </table:table-cell>
          <table:table-cell table:style-name="ce40" table:formula="of:=IF([.E34]=&quot;&quot;;[.C34];CONCATENATE([.C34];&quot; / &quot;;[.E34]))" office:value-type="string" office:string-value=" / N-35-35-34.794616 E-139-40-53.521728">
            <text:p><text:s/>/ N-35-35-34.794616 E-139-40-53.52172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5"/>
          <table:table-cell table:style-name="ce5" table:formula="of:=[.F35]" office:value-type="string" office:string-value="N-35-35-34.973144 E-139-40-53.302001">
            <text:p>N-35-35-34.973144 E-139-40-53.302001</text:p>
          </table:table-cell>
          <table:table-cell table:style-name="ce5" office:value-type="string">
            <text:p>N-35-35-34.973144 E-139-40-53.302001</text:p>
          </table:table-cell>
          <table:table-cell table:style-name="ce40" table:formula="of:=IF([.E35]=&quot;&quot;;[.C35];CONCATENATE([.C35];&quot; / &quot;;[.E35]))" office:value-type="string" office:string-value=" / N-35-35-34.973144 E-139-40-53.302001">
            <text:p><text:s/>/ N-35-35-34.973144 E-139-40-53.30200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formula="of:=[.F36]" office:value-type="float" office:value="0">
            <text:p>0</text:p>
          </table:table-cell>
          <table:table-cell table:style-name="ce5"/>
          <table:table-cell table:style-name="ce40" table:formula="of:=IF([.E36]=&quot;&quot;;[.C36];CONCATENATE([.C36];&quot; / &quot;;[.E3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formula="of:=[.F37]" office:value-type="float" office:value="0">
            <text:p>0</text:p>
          </table:table-cell>
          <table:table-cell table:style-name="ce5"/>
          <table:table-cell table:style-name="ce40" table:formula="of:=IF([.E37]=&quot;&quot;;[.C37];CONCATENATE([.C37];&quot; / &quot;;[.E3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 table:formula="of:=[.F38]" office:value-type="float" office:value="0">
            <text:p>0</text:p>
          </table:table-cell>
          <table:table-cell table:style-name="ce5"/>
          <table:table-cell table:style-name="ce40" table:formula="of:=IF([.E38]=&quot;&quot;;[.C38];CONCATENATE([.C38];&quot; / &quot;;[.E3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39]=&quot;&quot;;[.C39];CONCATENATE([.C39];&quot; / &quot;;[.E3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40]=&quot;&quot;;[.C40];CONCATENATE([.C40];&quot; / &quot;;[.E4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1]=&quot;&quot;;[.C41];CONCATENATE([.C41];&quot; / &quot;;[.E4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42]=&quot;&quot;;[.C42];CONCATENATE([.C42];&quot; / &quot;;[.E4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43]=&quot;&quot;;[.C43];CONCATENATE([.C43];&quot; / &quot;;[.E4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44]=&quot;&quot;;[.C44];CONCATENATE([.C44];&quot; / &quot;;[.E4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5]=&quot;&quot;;[.C45];CONCATENATE([.C45];&quot; / &quot;;[.E4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6]=&quot;&quot;;[.C46];CONCATENATE([.C46];&quot; / &quot;;[.E4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7]=&quot;&quot;;[.C47];CONCATENATE([.C47];&quot; / &quot;;[.E4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8"/>
          <table:table-cell table:style-name="ce5"/>
          <table:table-cell table:style-name="ce5"/>
          <table:table-cell table:style-name="ce40" table:formula="of:=IF([.E48]=&quot;&quot;;[.C48];CONCATENATE([.C48];&quot; / &quot;;[.E4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9]=&quot;&quot;;[.C49];CONCATENATE([.C49];&quot; / &quot;;[.E4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0]=&quot;&quot;;[.C50];CONCATENATE([.C50];&quot; / &quot;;[.E5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1]=&quot;&quot;;[.C51];CONCATENATE([.C51];&quot; / &quot;;[.E5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2]=&quot;&quot;;[.C52];CONCATENATE([.C52];&quot; / &quot;;[.E5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3]=&quot;&quot;;[.C53];CONCATENATE([.C53];&quot; / &quot;;[.E5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9"/>
          <table:table-cell table:style-name="ce5"/>
          <table:table-cell table:style-name="ce5"/>
          <table:table-cell table:style-name="ce40" table:formula="of:=IF([.E54]=&quot;&quot;;[.C54];CONCATENATE([.C54];&quot; / &quot;;[.E5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5]=&quot;&quot;;[.C55];CONCATENATE([.C55];&quot; / &quot;;[.E5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6]=&quot;&quot;;[.C56];CONCATENATE([.C56];&quot; / &quot;;[.E5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7]=&quot;&quot;;[.C57];CONCATENATE([.C57];&quot; / &quot;;[.E5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8]=&quot;&quot;;[.C58];CONCATENATE([.C58];&quot; / &quot;;[.E5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9]=&quot;&quot;;[.C59];CONCATENATE([.C59];&quot; / &quot;;[.E5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0]=&quot;&quot;;[.C60];CONCATENATE([.C60];&quot; / &quot;;[.E6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1]=&quot;&quot;;[.C61];CONCATENATE([.C61];&quot; / &quot;;[.E6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38"/>
          <table:table-cell table:style-name="ce5"/>
          <table:table-cell table:style-name="ce5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8"/>
          <table:table-cell table:style-name="ce5"/>
          <table:table-cell table:style-name="ce5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2]=&quot;&quot;;[.C72];CONCATENATE([.C72];&quot; / &quot;;[.E7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0" table:formula="of:=IF([.E77]=&quot;&quot;;[.C77];CONCATENATE([.C77];&quot; / &quot;;[.E77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8]=&quot;&quot;;[.C78];CONCATENATE([.C78];&quot; / &quot;;[.E7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5"/>
          <table:table-cell table:style-name="ce5"/>
          <table:table-cell table:style-name="ce5"/>
          <table:table-cell table:style-name="ce40" table:formula="of:=IF([.E81]=&quot;&quot;;[.C81];CONCATENATE([.C81];&quot; / &quot;;[.E81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9" office:value-type="string">
            <text:p>:m :PHOTO 寝た時刻 / 2021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9" office:value-type="string">
            <text:p>:m :PHOTO 起きた時刻 / 2021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12" office:value-type="string">
            <text:p>:m 記録 / お酒：飲んだ量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3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4" table:formula="of:=COUNTIF([.$C$2:.$C80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5" table:formula="of:=SUM([.C242:.C24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3" table:formula="of:=COUNTA([.$B$2:.$B28])" office:value-type="float" office:value="23">
            <text:p>23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3" table:formula="of:=COUNTIF([.$C$2:.$C28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3" table:formula="of:=COUNTIF([.$C$2:.$C28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3" table:formula="of:=COUNTIF([.$C$2:.$C28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<text:s/>:m 食べた物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1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1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1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3" table:formula="of:=COUNTIF([.$C$2:.$C11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2:Sheet1.C247" table:on-update-keep-styles="true" table:on-update-keep-size="false"/>
        <table:database-range table:name="XXX" table:target-range-address="Sheet1.B242:Sheet1.B242" table:on-update-keep-styles="true" table:on-update-keep-size="false"/>
        <table:database-range table:name="XXX_music" table:target-range-address="Sheet1.B243:Sheet1.B24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0">2022/01/20</text:date>, <text:time>01:19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1-20T01:19:53.27</dc:date>
    <dc:creator>iwabuchi ken</dc:creator>
    <meta:editing-duration>P42DT4H40M47S</meta:editing-duration>
    <meta:editing-cycles>14284</meta:editing-cycles>
    <meta:document-statistic meta:table-count="1" meta:cell-count="470" meta:object-count="0"/>
    <meta:user-defined meta:name="qrichtext">1</meta:user-defined>
  </office:meta>
</office:document-meta>
</file>